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language="es" fo:country="MX"/>
    </style:style>
    <style:style style:name="P10" style:parent-style-name="Standard" style:family="paragraph">
      <style:text-properties fo:language="en" fo:country="US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language="en" fo:country="US"/>
    </style:style>
    <style:style style:name="P27" style:parent-style-name="Textbody" style:family="paragraph">
      <style:text-properties fo:language="en" fo:country="US"/>
    </style:style>
    <style:style style:name="P28" style:parent-style-name="Textbody" style:family="paragraph">
      <style:text-properties fo:language="es" fo:country="MX"/>
    </style:style>
    <style:style style:name="P29" style:parent-style-name="Textbody" style:family="paragraph">
      <style:text-properties fo:font-weight="bold" style:font-weight-asian="bold" style:font-weight-complex="bold" fo:language="es" fo:country="MX"/>
    </style:style>
    <style:style style:name="T30" style:parent-style-name="Fuentedepárrafopredeter." style:family="text">
      <style:text-properties fo:font-style="italic" style:font-style-asian="italic" style:font-style-complex="italic"/>
    </style:style>
    <style:style style:name="T31" style:parent-style-name="Fuentedepárrafopredeter." style:family="text">
      <style:text-properties fo:font-style="italic" style:font-style-asian="italic" style:font-style-complex="italic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Guia 8</text:p>
      <text:p text:style-name="Standard"/>
      <text:p text:style-name="Standard">Lagrange</text:p>
      <text:p text:style-name="Standard"/>
      <text:p text:style-name="Standard">1.</text:p>
      <text:p text:style-name="Standard"/>
      <text:p text:style-name="Standard">x=[1 4 6 5 3 1.5 2.5 3.5]</text:p>
      <text:p text:style-name="Standard">x =</text:p>
      <text:p text:style-name="Standard"/>
      <text:p text:style-name="Standard"><text:s text:c="3"/>1.0000 <text:s text:c="2"/>4.0000 <text:s text:c="2"/>6.0000 <text:s text:c="2"/>5.0000 <text:s text:c="2"/>3.0000 <text:s text:c="2"/>1.5000 <text:s text:c="2"/>2.5000 <text:s text:c="2"/>3.5000</text:p>
      <text:p text:style-name="Standard"/>
      <text:p text:style-name="Standard"/>
      <text:p text:style-name="Standard"><text:s/>y=[0 1.3862944 1.7917595 1.6094379 1.0986123 0.4054641<text:s/>0.9162907 1.2527630]</text:p>
      <text:p text:style-name="Standard">y =</text:p>
      <text:p text:style-name="Standard"/>
      <text:p text:style-name="Standard"><text:s text:c="3"/>0.00000 <text:s text:c="2"/>1.38629 <text:s text:c="2"/>1.79176 <text:s text:c="2"/>1.60944 <text:s text:c="2"/>1.09861 <text:s text:c="2"/>0.40546 <text:s text:c="2"/>0.91629 <text:s text:c="2"/>1.25276</text:p>
      <text:p text:style-name="Standard"/>
      <text:p text:style-name="P2"/>
      <text:p text:style-name="P3"/>
      <text:p text:style-name="P4"/>
      <text:p text:style-name="Standard"/>
      <text:p text:style-name="P5">Coeficientes</text:p>
      <text:p text:style-name="P6"/>
      <text:p text:style-name="Standard">p=lagrange_p(x,y)</text:p>
      <text:p text:style-name="Standard">p =</text:p>
      <text:p text:style-name="Standard"/>
      <text:p text:style-name="Standard"><text:s text:c="3"/>0.000076483 <text:s/>-0.002060452 <text:s text:c="2"/>0.023663136 <text:s/>-0.151700295 <text:s text:c="2"/>0.598421459 <text:s/>-1.525522520 <text:s text:c="2"/>2.743098022 <text:s/>-1.685975833 <text:s/></text:p>
      <text:p text:style-name="Standard"/>
      <text:p text:style-name="Standard">El polinomio queda <text:s/>0.000076483x⁷ -0.002060452 x⁶ + 0.023663136 x⁵ -0.151700295 x⁴ +</text:p>
      <text:p text:style-name="Standard">x³ <text:s/>0.598421459 -1.525522520x² +2.743098022 x-1.685975833</text:p>
      <text:p text:style-name="Standard"/>
      <text:p text:style-name="P7">Grafica</text:p>
      <text:p text:style-name="P8"/>
      <text:p text:style-name="Standard">xx=0:0.1:4</text:p>
      <text:p text:style-name="Standard">yy=polyval(p,xx) <text:s text:c="3"/></text:p>
      <text:p text:style-name="P9">plot(x,y,'b*')</text:p>
      <text:p text:style-name="P10">hold on</text:p>
      <text:p text:style-name="Standard">plot(xx,yy,'r')</text:p>
      <text:p text:style-name="Standard"/>
      <text:p text:style-name="Standard"/>
      <text:p text:style-name="Standard">xx=2 <text:s text:c="2"/><text:span text:style-name="T11">Generacion de los valores de</text:span><text:span text:style-name="T12"><text:s/>x para evaluar el polinomio de Lagrange</text:span></text:p>
      <text:p text:style-name="Standard">yy=polyval(p,xx) <text:s text:c="3"/><text:span text:style-name="T13">Evaluacion del polinomio en los valores xx</text:span></text:p>
      <text:p text:style-name="Standard">yy = <text:s/>0.69344 <text:s/><text:span text:style-name="T14"><text:s/>valor aproximado</text:span></text:p>
      <text:p text:style-name="Standard"/>
      <text:p text:style-name="Standard">F(x) = ln(x) como x=2<text:s/><text:span text:style-name="T15">el valor real</text:span><text:s/>0,693147</text:p>
      <text:p text:style-name="Standard"/>
      <text:p text:style-name="Standard"><text:span text:style-name="T16">Error absoluto</text:span><text:s/>= |0.693147- 0.69344 |= 2.93x10^-10</text:p>
      <text:p text:style-name="Standard"/>
      <text:p text:style-name="Standard"><text:span text:style-name="T17">Error relativo</text:span>= <text:s/>|error absoluto /valor real| =0.00042271</text:p>
      <text:p text:style-name="P18"/>
      <text:p text:style-name="Standard"/>
      <text:p text:style-name="Standard"/>
      <text:p text:style-name="P19">2.</text:p>
      <text:p text:style-name="P20"/>
      <text:p text:style-name="Standard"/>
      <text:p text:style-name="Standard">Como pide de tiempo 10 segundos<text:span text:style-name="T21"><text:s/>buscamos el intervalo que correspondiente</text:span></text:p>
      <text:p text:style-name="Standard"/>
      <text:p text:style-name="P22">Para ser de orden 1</text:p>
      <text:p text:style-name="Standard"/>
      <text:p text:style-name="Standard">x=[7,13]</text:p>
      <text:p text:style-name="Standard">y=[3940,4755]</text:p>
      <text:p text:style-name="Standard"/>
      <text:p text:style-name="P23">Los coeficientes</text:p>
      <text:p text:style-name="Standard"/>
      <text:p text:style-name="Standard"><text:s/>p=lagrange_p(x,y)</text:p>
      <text:p text:style-name="Standard">p =</text:p>
      <text:p text:style-name="Standard"/>
      <text:p text:style-name="Standard"><text:s text:c="4"/>135.83 <text:s text:c="2"/>2989.17</text:p>
      <text:p text:style-name="Standard"/>
      <text:p text:style-name="Standard">Entonces el polinomio es<text:s/>135.83x+2989.17</text:p>
      <text:p text:style-name="Standard"/>
      <text:p text:style-name="P24">Grafica:</text:p>
      <text:p text:style-name="P25"/>
      <text:p text:style-name="Standard">xx=0:0.1:14</text:p>
      <text:p text:style-name="Standard">yy=polyval(p,xx)</text:p>
      <text:p text:style-name="P26">plot(x,y,'b*')</text:p>
      <text:p text:style-name="P27">hold on</text:p>
      <text:p text:style-name="P28">plot(xx,yy,'r')</text:p>
      <text:p text:style-name="P29"/>
      <text:p text:style-name="Textbody">Dentro de esta grafica <text:s/>( que es una recta ) tendria que estar la velocidad en tiempo 10 segundos</text:p>
      <text:p text:style-name="Standard">xx=10</text:p>
      <text:p text:style-name="Standard">yy=polyval(p,xx)</text:p>
      <text:p text:style-name="Standard">yy= 4347.5 <text:s text:c="5"/>T<text:span text:style-name="T30">iempo apto coincide<text:s/></text:span><text:span text:style-name="T31">con la velocidad en ese intervalo y esta dentro de la recta</text:span></text:p>
      <text:p text:style-name="Standard"/>
      <text:p text:style-name="Standard"/>
      <text:p text:style-name="P32">Para ser de orden 2</text:p>
      <text:p text:style-name="Standard"/>
      <text:p text:style-name="Standard">x=[5,7,13]</text:p>
      <text:p text:style-name="Standard">y=[3090,3940,4755]</text:p>
      <text:p text:style-name="Standard"/>
      <text:p text:style-name="Standard"><text:s/></text:p>
      <text:p text:style-name="P33">Los coeficietnes</text:p>
      <text:p text:style-name="Standard"/>
      <text:p text:style-name="Standard">p=lagrange_p(x,y)</text:p>
      <text:p text:style-name="Standard">p =</text:p>
      <text:p text:style-name="Standard"/>
      <text:p text:style-name="Standard"><text:s text:c="3"/>-36.146 <text:s text:c="2"/>858.750 <text:s/>-300.104</text:p>
      <text:p text:style-name="Standard"/>
      <text:p text:style-name="Standard">Entonces el polinomio es -36.146x²+858.750x-300.104</text:p>
      <text:p text:style-name="P34"/>
      <text:p text:style-name="P35"/>
      <text:p text:style-name="P36"/>
      <text:p text:style-name="P37">Grafica:</text:p>
      <text:p text:style-name="Standard"/>
      <text:p text:style-name="Standard">xx=0:0.1:14</text:p>
      <text:p text:style-name="Standard">yy=polyval(p,xx)</text:p>
      <text:p text:style-name="P38">plot(x,y,'b*')</text:p>
      <text:p text:style-name="P39">hold on</text:p>
      <text:p text:style-name="Standard">plot(xx,yy,'r')</text:p>
      <text:p text:style-name="Standard"/>
      <text:p text:style-name="Standard"/>
      <text:p text:style-name="Standard">Evaluo el tiempo<text:s/></text:p>
      <text:p text:style-name="Standard"/>
      <text:p text:style-name="Standard">xx=10</text:p>
      <text:p text:style-name="Standard">yy=polyval(p,xx)</text:p>
      <text:p text:style-name="Standard">yy = 4672.8</text:p>
      <text:p text:style-name="Standard"/>
      <text:p text:style-name="Standard"/>
      <text:p text:style-name="P40">Para ser de orden 3</text:p>
      <text:p text:style-name="Standard"/>
      <text:p text:style-name="Standard">x=[3,5,7,13]</text:p>
      <text:p text:style-name="Standard">y=[2310,3090,3940,4755]</text:p>
      <text:p text:style-name="Standard"/>
      <text:p text:style-name="Standard"><text:s/>p=lagrange_p(x,y)</text:p>
      <text:p text:style-name="Standard">p =</text:p>
      <text:p text:style-name="Standard"/>
      <text:p text:style-name="Standard"><text:s text:c="5"/>-4.4896 <text:s text:c="4"/>76.0938 <text:s text:c="5"/>1.2396 <text:s text:c="2"/>1742.6562</text:p>
      <text:p text:style-name="Standard"/>
      <text:p text:style-name="Standard">Entonces el polinomio es -4.4896x³ +76.0938x²+1.2396x+1742.6562</text:p>
      <text:p text:style-name="Standard"/>
      <text:p text:style-name="Standard"/>
      <text:p text:style-name="Standard">Para ser de orden 4</text:p>
      <text:p text:style-name="Standard"/>
      <text:p text:style-name="Standard"><text:s/>x=[1,3,5,7,13]</text:p>
      <text:p text:style-name="Standard">y=[800,2310,3090,3940,4755]</text:p>
      <text:p text:style-name="Standard"/>
      <text:p text:style-name="Standard"><text:s/>p=lagrange_p(x,y)</text:p>
      <text:p text:style-name="Standard">p =</text:p>
      <text:p text:style-name="Standard"/>
      <text:p text:style-name="Standard"><text:s text:c="5"/>-1.7630 <text:s text:c="4"/>44.8750 <text:s text:c="2"/>-392.8698 <text:s text:c="2"/>1813.6250 <text:s text:c="2"/>-663.8672</text:p>
      <text:p text:style-name="Standard"/>
      <text:p text:style-name="Standard"/>
      <text:p text:style-name="Standard">Entonces el polinomio es -1.7630x⁴<text:s/>+44.8750x³ – 392.8698x²+ <text:s/>1813.6250x-663.8672</text:p>
      <text:p text:style-name="Standard"/>
      <text:p text:style-name="Standard">xx=10</text:p>
      <text:p text:style-name="Standard">xx = <text:s/>10</text:p>
      <text:p text:style-name="Standard">yy=polyval(p,xx)</text:p>
      <text:p text:style-name="Standard">yy = <text:s/>5430.2</text:p>
      <text:p text:style-name="Standard"/>
      <text:p text:style-name="Standard">La dificultad es que para el tiempo 10 va tener una velocidad mayor que la del tiempo 13 .</text:p>
      <text:p text:style-name="Standard">Lo cual indica que cuanto mas preciso sea el intervalo mas precisa va ser la velocidad para ese tiempo , y un error menor. El resultado que es mas próximo o real es el de orden 1 o el grado 2</text:p>
      <text:p text:style-name="Standard">En el grado cuatro se encuentra un numero incoheren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</text:p>
      <text:p text:style-name="Standard"/>
      <text:p text:style-name="Standard"/>
      <text:p text:style-name="Standard"><text:s/>x=[5 10 15 20 25 30 35 40]</text:p>
      <text:p text:style-name="Standard">y=[40 30 25 40 18 20 22 15]</text:p>
      <text:p text:style-name="Standard"/>
      <text:p text:style-name="Standard"/>
      <text:p text:style-name="Standard">p=lagrange_p(x,y)</text:p>
      <text:p text:style-name="Standard">p =</text:p>
      <text:p text:style-name="Standard"/>
      <text:p text:style-name="Standard"><text:s text:c="6"/>0.0000017676 <text:s text:c="4"/>-0.0002824000 <text:s text:c="5"/>0.0184040000 <text:s text:c="4"/>-0.6287000000 <text:s text:c="4"/>12.0243000000 <text:s text:c="2"/>-126.9460000000 <text:s text:c="3"/>672.2623809524 <text:s/>-1311.0000000000</text:p>
      <text:p text:style-name="Standard"/>
      <text:p text:style-name="Standard">xx=[7 17 38]</text:p>
      <text:p text:style-name="Standard">xx =</text:p>
      <text:p text:style-name="Standard"/>
      <text:p text:style-name="Standard"><text:s text:c="4"/>7 <text:s text:c="2"/>17 <text:s text:c="2"/>38</text:p>
      <text:p text:style-name="Standard"/>
      <text:p text:style-name="Standard">&gt;&gt; yy=polyval(p,xx)</text:p>
      <text:p text:style-name="Standard">yy =</text:p>
      <text:p text:style-name="Standard"/>
      <text:p text:style-name="Standard"><text:s text:c="3"/>66.8565 <text:s text:c="2"/>35.7209 <text:s text:c="2"/>-3.9070</text:p>
      <text:p text:style-name="Standard"/>
      <text:p text:style-name="Standard">El error es que <text:s/>hay valores de tiempo que no son reales . La solución es hacer un polinomio de menor grado con los valores correspondientes a cada caso.</text:p>
      <text:p text:style-name="Standard"/>
      <text:p text:style-name="Standard">Eliminar el dato de 20/40 y hacer el polinomio para evaluarlo ya que ese punto no sir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rincipal</dc:creator>
    <meta:creation-date>2020-08-18T14:51:00Z</meta:creation-date>
    <dc:date>2021-08-23T19:39:00Z</dc:date>
    <meta:template xlink:href="Normal" xlink:type="simple"/>
    <meta:editing-cycles>14</meta:editing-cycles>
    <meta:editing-duration>PT5640S</meta:editing-duration>
    <meta:document-statistic meta:page-count="4" meta:paragraph-count="6" meta:word-count="486" meta:character-count="3252" meta:row-count="23" meta:non-whitespace-character-count="2772"/>
  </office:meta>
</office:document-meta>
</file>